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ntend:</text:span></text:p>
      <text:p text:style-name="Standard"><text:span text:style-name="T2"><text:s/></text:span></text:p>
      <text:p text:style-name="Standard"><text:span text:style-name="T3">spørgeskema:</text:span></text:p>
      <text:p text:style-name="Standard"><text:span text:style-name="T2">Token login:</text:span><text:span text:style-name="T3"> </text:span></text:p>
      <text:p text:style-name="Standard"><text:span text:style-name="T2">-Aarhus tech logo</text:span></text:p>
      <text:p text:style-name="Standard"><text:span text:style-name="T2">-Bar med titel Aarhustech</text:span></text:p>
      <text:p text:style-name="Standard"><text:span text:style-name="T2">-Nøgle inputfelt og login knap</text:span></text:p>
      <text:p text:style-name="Standard"><text:span text:style-name="T2"><text:s/></text:span></text:p>
      <text:p text:style-name="Standard"><text:span text:style-name="T2">Spørgeskema:</text:span></text:p>
      <text:p text:style-name="Standard"><text:span text:style-name="T2">-Aarhus tech logo</text:span></text:p>
      <text:p text:style-name="Standard"><text:span text:style-name="T2">-Bar med titel Aarhustech</text:span></text:p>
      <text:p text:style-name="Standard"><text:span text:style-name="T2">-Text til forklaring</text:span></text:p>
      <text:p text:style-name="Standard"><text:span text:style-name="T2">-Spørgsmål + inputfelt til svar</text:span></text:p>
      <text:p text:style-name="Standard"><text:span text:style-name="T2">-Spørgsmål + dato inputfelt</text:span></text:p>
      <text:p text:style-name="Standard"><text:span text:style-name="T2">-Checkbox til samtykke</text:span></text:p>
      <text:p text:style-name="Standard"><text:span text:style-name="T2">-Text til at kontakt os</text:span></text:p>
      <text:p text:style-name="Standard"><text:span text:style-name="T2"><text:s/></text:span></text:p>
      <text:p text:style-name="Standard"><text:span text:style-name="T3">Pug: </text:span><text:span text:style-name="T2">Alt vores frontend kommer igennem en pug converter så vi kunne bruge express.js</text:span></text:p>
      <text:p text:style-name="Standard"><text:span text:style-name="T2"><text:s/></text:span></text:p>
      <text:p text:style-name="Standard"><text:span text:style-name="T3">Admin panel:</text:span></text:p>
      <text:p text:style-name="Standard"><text:span text:style-name="T2">login side:</text:span></text:p>
      <text:p text:style-name="Standard"><text:span text:style-name="T2">-Aarhus tech logo</text:span></text:p>
      <text:p text:style-name="Standard"><text:span text:style-name="T2">-box med titel login</text:span></text:p>
      <text:p text:style-name="Standard"><text:span text:style-name="T2">-ID inputfelt</text:span></text:p>
      <text:p text:style-name="Standard"><text:span text:style-name="T2">-Password inputfelt</text:span></text:p>
      <text:p text:style-name="Standard"><text:soft-page-break/><text:span text:style-name="T2">-Checkbox remember me</text:span></text:p>
      <text:p text:style-name="Standard"><text:span text:style-name="T2">-Login box</text:span></text:p>
      <text:p text:style-name="Standard"><text:span text:style-name="T2"><text:s/></text:span></text:p>
      <text:p text:style-name="Standard"><text:span text:style-name="T2">Admin panel:</text:span></text:p>
      <text:p text:style-name="Standard"><text:span text:style-name="T2">-Bar med titel Aarhustech</text:span></text:p>
      <text:p text:style-name="Standard"><text:span text:style-name="T2">-Box med titel post message</text:span></text:p>
      <text:p text:style-name="Standard"><text:span text:style-name="T2">-Titel inputfelt</text:span></text:p>
      <text:p text:style-name="Standard"><text:span text:style-name="T2">-Message inputfelt</text:span></text:p>
      <text:p text:style-name="Standard"><text:span text:style-name="T2">-Knap post message</text:span></text:p>
      <text:p text:style-name="Standard"><text:span text:style-name="T2">-Knap edit message</text:span></text:p>
      <text:p text:style-name="Standard"><text:span text:style-name="T2">-Knap delete message</text:span></text:p>
      <text:p text:style-name="Standard"><text:span text:style-name="T2"><text:s/></text:span></text:p>
      <text:p text:style-name="Standard"><text:span text:style-name="T2">Navbar:</text:span></text:p>
      <text:p text:style-name="Standard"><text:span text:style-name="T2">-Logo user</text:span></text:p>
      <text:p text:style-name="Standard"><text:span text:style-name="T2">-Dashboard knap/link</text:span></text:p>
      <text:p text:style-name="Standard"><text:span text:style-name="T2">-Database knap/link</text:span></text:p>
      <text:p text:style-name="Standard"><text:span text:style-name="T2">-Logout knap/li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111" meta:character-count="723" meta:non-whitespace-character-count="641"/>
    <meta:generator>LibreOfficeDev/6.0.5.2$Linux_X86_64 LibreOffice_project/</meta:generator>
  </office:meta>
</office:document-meta>
</file>